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7479in" style:rel-column-width="1077*"/>
    </style:style>
    <style:style style:name="Table1.B" style:family="table-column">
      <style:table-column-properties style:column-width="0.8764in" style:rel-column-width="1262*"/>
    </style:style>
    <style:style style:name="Table1.C" style:family="table-column">
      <style:table-column-properties style:column-width="0.8139in" style:rel-column-width="1172*"/>
    </style:style>
    <style:style style:name="Table1.D" style:family="table-column">
      <style:table-column-properties style:column-width="0.9993in" style:rel-column-width="1439*"/>
    </style:style>
    <style:style style:name="Table1.F" style:family="table-column">
      <style:table-column-properties style:column-width="0.1889in" style:rel-column-width="272*"/>
    </style:style>
    <style:style style:name="Table1.G" style:family="table-column">
      <style:table-column-properties style:column-width="0.9375in" style:rel-column-width="1350*"/>
    </style:style>
    <style:style style:name="Table1.H" style:family="table-column">
      <style:table-column-properties style:column-width="1.1299in" style:rel-column-width="162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H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Trebuchet MS" fo:font-size="8pt" officeooo:rsid="0005aca6" officeooo:paragraph-rsid="0005aca6" style:font-size-asian="8pt" style:font-size-complex="8pt"/>
    </style:style>
    <style:style style:name="P2" style:family="paragraph" style:parent-style-name="Table_20_Contents">
      <style:text-properties style:font-name="Trebuchet MS" fo:font-size="8pt" officeooo:rsid="0005aca6" officeooo:paragraph-rsid="000f4d76" style:font-size-asian="8pt" style:font-size-complex="8pt"/>
    </style:style>
    <style:style style:name="P3" style:family="paragraph" style:parent-style-name="Table_20_Contents">
      <style:text-properties style:font-name="Trebuchet MS" fo:font-size="8pt" style:font-size-asian="8pt" style:font-size-complex="8pt"/>
    </style:style>
    <style:style style:name="P4" style:family="paragraph" style:parent-style-name="Table_20_Contents">
      <style:text-properties style:font-name="Trebuchet MS" fo:font-size="8pt" officeooo:rsid="00078629" officeooo:paragraph-rsid="00078629" style:font-size-asian="8pt" style:font-size-complex="8pt"/>
    </style:style>
    <style:style style:name="P5" style:family="paragraph" style:parent-style-name="Table_20_Contents">
      <style:text-properties style:font-name="Trebuchet MS" fo:font-size="8pt" officeooo:rsid="00078629" officeooo:paragraph-rsid="000a5fe0" style:font-size-asian="8pt" style:font-size-complex="8pt"/>
    </style:style>
    <style:style style:name="P6" style:family="paragraph" style:parent-style-name="Table_20_Contents">
      <style:text-properties style:font-name="Trebuchet MS" fo:font-size="8pt" officeooo:rsid="0008fdb8" officeooo:paragraph-rsid="0008fdb8" style:font-size-asian="8pt" style:font-size-complex="8pt"/>
    </style:style>
    <style:style style:name="P7" style:family="paragraph" style:parent-style-name="Table_20_Contents">
      <style:text-properties style:font-name="Trebuchet MS" fo:font-size="8pt" officeooo:rsid="000a5fe0" officeooo:paragraph-rsid="000a5fe0" style:font-size-asian="8pt" style:font-size-complex="8pt"/>
    </style:style>
    <style:style style:name="P8" style:family="paragraph" style:parent-style-name="Table_20_Contents">
      <style:text-properties style:font-name="Trebuchet MS" fo:font-size="8pt" officeooo:rsid="000bf770" officeooo:paragraph-rsid="000bf770" style:font-size-asian="8pt" style:font-size-complex="8pt"/>
    </style:style>
    <style:style style:name="P9" style:family="paragraph" style:parent-style-name="Table_20_Contents">
      <style:text-properties style:font-name="Trebuchet MS" fo:font-size="8pt" officeooo:rsid="000d5469" officeooo:paragraph-rsid="000d5469" style:font-size-asian="8pt" style:font-size-complex="8pt"/>
    </style:style>
    <style:style style:name="P10" style:family="paragraph" style:parent-style-name="Table_20_Contents">
      <style:text-properties style:font-name="Trebuchet MS" fo:font-size="8pt" officeooo:rsid="000d5469" officeooo:paragraph-rsid="000dc65a" style:font-size-asian="8pt" style:font-size-complex="8pt"/>
    </style:style>
    <style:style style:name="P11" style:family="paragraph" style:parent-style-name="Table_20_Contents">
      <style:text-properties style:font-name="Trebuchet MS" fo:font-size="8pt" officeooo:rsid="000d5469" officeooo:paragraph-rsid="000ead6d" style:font-size-asian="8pt" style:font-size-complex="8pt"/>
    </style:style>
    <style:style style:name="P12" style:family="paragraph" style:parent-style-name="Table_20_Contents">
      <style:text-properties style:font-name="Trebuchet MS" fo:font-size="8pt" officeooo:rsid="000dc65a" officeooo:paragraph-rsid="000dc65a" style:font-size-asian="8pt" style:font-size-complex="8pt"/>
    </style:style>
    <style:style style:name="P13" style:family="paragraph" style:parent-style-name="Table_20_Contents">
      <style:text-properties style:font-name="Trebuchet MS" fo:font-size="8pt" officeooo:rsid="000ead6d" officeooo:paragraph-rsid="000ead6d" style:font-size-asian="8pt" style:font-size-complex="8pt"/>
    </style:style>
    <style:style style:name="P14" style:family="paragraph" style:parent-style-name="Table_20_Contents">
      <style:text-properties style:font-name="Trebuchet MS" fo:font-size="8pt" officeooo:rsid="000f4d76" officeooo:paragraph-rsid="000f4d76" style:font-size-asian="8pt" style:font-size-complex="8pt"/>
    </style:style>
    <style:style style:name="P15" style:family="paragraph" style:parent-style-name="Table_20_Contents">
      <style:text-properties style:font-name="Trebuchet MS" fo:font-size="8pt" fo:font-weight="bold" officeooo:rsid="00078629" officeooo:paragraph-rsid="000a5fe0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Trebuchet MS" fo:font-size="8pt" fo:font-weight="bold" officeooo:rsid="00078629" officeooo:paragraph-rsid="000bf770" style:font-size-asian="8pt" style:font-weight-asian="bold" style:font-size-complex="8pt" style:font-weight-complex="bold"/>
    </style:style>
    <style:style style:name="P17" style:family="paragraph" style:parent-style-name="Table_20_Contents">
      <style:text-properties style:font-name="Trebuchet MS" fo:font-size="8pt" fo:font-weight="bold" officeooo:rsid="000a5fe0" officeooo:paragraph-rsid="000a5fe0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Trebuchet MS" fo:font-size="8pt" fo:font-weight="bold" officeooo:rsid="0005aca6" officeooo:paragraph-rsid="0005aca6" style:font-size-asian="8pt" style:font-weight-asian="bold" style:font-size-complex="8pt" style:font-weight-complex="bold"/>
    </style:style>
    <style:style style:name="P19" style:family="paragraph" style:parent-style-name="Table_20_Contents">
      <style:text-properties style:font-name="Trebuchet MS" fo:font-size="8pt" fo:font-weight="bold" officeooo:rsid="000ead6d" officeooo:paragraph-rsid="000ead6d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Trebuchet MS" fo:font-size="8pt" fo:font-weight="bold" officeooo:rsid="000f4d76" officeooo:paragraph-rsid="000f4d76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Trebuchet MS" fo:font-size="8pt" fo:font-style="italic" officeooo:rsid="000a5fe0" officeooo:paragraph-rsid="000a5fe0" style:font-size-asian="8pt" style:font-style-asian="italic" style:font-size-complex="8pt" style:font-style-complex="italic"/>
    </style:style>
    <style:style style:name="P22" style:family="paragraph" style:parent-style-name="Table_20_Contents">
      <style:text-properties style:font-name="Trebuchet MS" fo:font-size="8pt" fo:font-style="italic" fo:font-weight="normal" officeooo:rsid="000f4d76" officeooo:paragraph-rsid="000f4d76" style:font-size-asian="8pt" style:font-style-asian="italic" style:font-weight-asian="normal" style:font-size-complex="8pt" style:font-style-complex="italic" style:font-weight-complex="normal"/>
    </style:style>
    <style:style style:name="T1" style:family="text">
      <style:text-properties officeooo:rsid="000dc65a"/>
    </style:style>
    <style:style style:name="T2" style:family="text">
      <style:text-properties officeooo:rsid="000f4d76"/>
    </style:style>
    <style:style style:name="T3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20">Company</text:p>
            <text:p text:style-name="P22">Product</text:p>
          </table:table-cell>
          <table:table-cell table:style-name="Table1.B1" table:number-columns-spanned="4" office:value-type="string">
            <text:p text:style-name="P20">Type of Product</text:p>
          </table:table-cell>
          <table:covered-table-cell/>
          <table:covered-table-cell/>
          <table:covered-table-cell/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0">Software</text:p>
          </table:table-cell>
          <table:table-cell table:style-name="Table1.B1" office:value-type="string">
            <text:p text:style-name="P20">Educational Materials</text:p>
          </table:table-cell>
        </table:table-row>
        <table:table-row>
          <table:table-cell table:style-name="Table1.A2" office:value-type="string">
            <text:p text:style-name="P17">Protocentral</text:p>
          </table:table-cell>
          <table:table-cell table:style-name="Table1.A2" table:number-columns-spanned="4" office:value-type="string">
            <text:p text:style-name="P17">Open Source Products</text:p>
          </table:table-cell>
          <table:covered-table-cell/>
          <table:covered-table-cell/>
          <table:covered-table-cell/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H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A1" office:value-type="string">
            <text:p text:style-name="P1">HealthyPi 5</text:p>
            <text:p text:style-name="P1"/>
            <text:p text:style-name="P1">Pulseox</text:p>
            <text:p text:style-name="P1">Biopotential</text:p>
            <text:p text:style-name="P1">Bioimpedance</text:p>
            <text:p text:style-name="P14"/>
            <text:p text:style-name="P14">240</text:p>
          </table:table-cell>
          <table:table-cell table:style-name="Table1.A1" office:value-type="string">
            <text:p text:style-name="P1">Pulse Oximeter Breakout</text:p>
            <text:p text:style-name="P1"/>
            <text:p text:style-name="P1"/>
            <text:p text:style-name="P1"/>
            <text:p text:style-name="P14">80</text:p>
          </table:table-cell>
          <table:table-cell table:style-name="Table1.A1" office:value-type="string">
            <text:p text:style-name="P1">Bioimpedance Breakout</text:p>
            <text:p text:style-name="P1"/>
            <text:p text:style-name="P1">Biopotential</text:p>
            <text:p text:style-name="P1">Bioimpedance</text:p>
            <text:p text:style-name="P1"/>
            <text:p text:style-name="P14">60</text:p>
          </table:table-cell>
          <table:table-cell table:style-name="Table1.A1" office:value-type="string">
            <text:p text:style-name="P1">OpenOx</text:p>
            <text:p text:style-name="P1"/>
            <text:p text:style-name="P1">Pulseox</text:p>
            <text:p text:style-name="P2"><text:span text:style-name="T2">ESP32</text:span></text:p>
            <text:p text:style-name="P2">Wireless</text:p>
            <text:p text:style-name="P1"/>
            <text:p text:style-name="P14">120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><text:a xlink:type="simple" xlink:href="https://github.com/Protocentral/protocentral_openview" text:style-name="Internet_20_link" text:visited-style-name="Visited_20_Internet_20_Link">OpenView</text:a></text:p>
            <text:p text:style-name="P5"/>
            <text:p text:style-name="P14">free</text:p>
          </table:table-cell>
          <table:table-cell table:style-name="Table1.H2" office:value-type="string">
            <text:p text:style-name="P14">N.A.</text:p>
          </table:table-cell>
        </table:table-row>
        <table:table-row>
          <table:table-cell table:style-name="Table1.A2" table:number-rows-spanned="5" office:value-type="string">
            <text:p text:style-name="P18">iWorx</text:p>
          </table:table-cell>
          <table:table-cell table:style-name="Table1.A2" table:number-columns-spanned="4" office:value-type="string">
            <text:p text:style-name="P19">Teaching Kit</text:p>
          </table:table-cell>
          <table:covered-table-cell/>
          <table:covered-table-cell/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3"/>
          </table:table-cell>
          <table:table-cell table:style-name="Table1.H2" office:value-type="string">
            <text:p text:style-name="P13"/>
          </table:table-cell>
        </table:table-row>
        <table:table-row>
          <table:covered-table-cell table:style-name="Table1.A2"/>
          <table:table-cell table:style-name="Table1.A2" office:value-type="string">
            <text:p text:style-name="P11">IX-TA-ROAM</text:p>
            <text:p text:style-name="P11">Recorder, <text:span text:style-name="T1">Basestation</text:span></text:p>
          </table:table-cell>
          <table:table-cell table:style-name="Table1.A2" office:value-type="string">
            <text:p text:style-name="P11">ROAM-B2A</text:p>
            <text:p text:style-name="P11">ECG,EMG,EEG</text:p>
            <text:p text:style-name="P11">Acceleration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3">LabView Driver</text:p>
            <text:p text:style-name="P13">Matlab Driver</text:p>
            <text:p text:style-name="P13">LabScribe</text:p>
          </table:table-cell>
          <table:table-cell table:style-name="Table1.H2" office:value-type="string">
            <text:p text:style-name="P13"/>
          </table:table-cell>
        </table:table-row>
        <table:table-row>
          <table:covered-table-cell table:style-name="Table1.A2"/>
          <table:table-cell table:style-name="Table1.A2" office:value-type="string">
            <text:p text:style-name="P20">Plugins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3">License</text:p>
          </table:table-cell>
          <table:table-cell table:style-name="Table1.H2" office:value-type="string">
            <text:p text:style-name="P13">Ye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2">EEG Headband</text:p>
            <text:p text:style-name="P12"/>
            <text:p text:style-name="P12">115</text:p>
          </table:table-cell>
          <table:table-cell table:style-name="Table1.A2" office:value-type="string">
            <text:p text:style-name="P9">Grip Force Sensor</text:p>
            <text:p text:style-name="P12">50</text:p>
          </table:table-cell>
          <table:table-cell table:style-name="Table1.A2" office:value-type="string">
            <text:p text:style-name="P9">Automatic Blood Pressure Cuff</text:p>
            <text:p text:style-name="P12">75</text:p>
          </table:table-cell>
          <table:table-cell table:style-name="Table1.A2" office:value-type="string">
            <text:p text:style-name="P10">Stethoscope</text:p>
            <text:p text:style-name="P10">HSM220</text:p>
            <text:p text:style-name="P12">5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3"/>
          </table:table-cell>
        </table:table-row>
        <table:table-row>
          <table:covered-table-cell table:style-name="Table1.A2"/>
          <table:table-cell table:style-name="Table1.A2" office:value-type="string">
            <text:p text:style-name="P12">Spirometer</text:p>
            <text:p text:style-name="P12"/>
            <text:p text:style-name="P12">150</text:p>
          </table:table-cell>
          <table:table-cell table:style-name="Table1.A2" office:value-type="string">
            <text:p text:style-name="P12">Respiration Monitor</text:p>
            <text:p text:style-name="P12">32</text:p>
          </table:table-cell>
          <table:table-cell table:style-name="Table1.A2" office:value-type="string">
            <text:p text:style-name="P9">SPO2 Sensor</text:p>
            <text:p text:style-name="P9">PPG320</text:p>
            <text:p text:style-name="P12">195</text:p>
          </table:table-cell>
          <table:table-cell table:style-name="Table1.A2" office:value-type="string">
            <text:p text:style-name="P10">Temp Sensor</text:p>
            <text:p text:style-name="P10">TM220</text:p>
            <text:p text:style-name="P12">12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3"/>
          </table:table-cell>
        </table:table-row>
        <table:table-row>
          <table:table-cell table:style-name="Table1.A2" table:number-rows-spanned="5" office:value-type="string">
            <text:p text:style-name="P15">PLUX Wireless Signals SA</text:p>
          </table:table-cell>
          <table:table-cell table:style-name="Table1.A2" table:number-columns-spanned="4" office:value-type="string">
            <text:p text:style-name="P17">Teaching Modules</text:p>
          </table:table-cell>
          <table:covered-table-cell/>
          <table:covered-table-cell/>
          <table:covered-table-cell/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>Software</text:p>
          </table:table-cell>
          <table:table-cell table:style-name="Table1.H2" office:value-type="string">
            <text:p text:style-name="P17">Education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6">BITalino</text:p>
            <text:p text:style-name="P8">(r)evolution</text:p>
            <text:p text:style-name="P8"/>
            <text:p text:style-name="P8">Biopotential, Bioimpedance, acceleration</text:p>
            <text:p text:style-name="P8"/>
            <text:p text:style-name="P14">209</text:p>
          </table:table-cell>
          <table:table-cell table:style-name="Table1.A2" office:value-type="string">
            <text:p text:style-name="P6">BITalino PPG</text:p>
            <text:p text:style-name="P14">plugin</text:p>
            <text:p text:style-name="P6"/>
            <text:p text:style-name="P13">Single channel Plethismography</text:p>
            <text:p text:style-name="P13"/>
            <text:p text:style-name="P14">56</text:p>
          </table:table-cell>
          <table:table-cell table:style-name="Table1.A2" office:value-type="string">
            <text:p text:style-name="P6">BITalino</text:p>
            <text:p text:style-name="P6">Respiration <text:span text:style-name="T2">plugin</text:span></text:p>
            <text:p text:style-name="P6"/>
            <text:p text:style-name="P13">Chest band</text:p>
            <text:p text:style-name="P13"/>
            <text:p text:style-name="P13"/>
            <text:p text:style-name="P13"/>
            <text:p text:style-name="P14">20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Biosignals Studio</text:p>
            <text:p text:style-name="P13">Android and Dekstop</text:p>
          </table:table-cell>
          <table:table-cell table:style-name="Table1.H2" office:value-type="string">
            <text:p text:style-name="P14">N.A.</text:p>
          </table:table-cell>
        </table:table-row>
        <table:table-row>
          <table:covered-table-cell table:style-name="Table1.A2"/>
          <table:table-cell table:style-name="Table1.A2" table:number-columns-spanned="4" office:value-type="string">
            <text:p text:style-name="P17">Research Modules</text:p>
          </table:table-cell>
          <table:covered-table-cell/>
          <table:covered-table-cell/>
          <table:covered-table-cell/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3"/>
          </table:table-cell>
        </table:table-row>
        <table:table-row>
          <table:covered-table-cell table:style-name="Table1.A2"/>
          <table:table-cell table:style-name="Table1.A2" office:value-type="string">
            <text:p text:style-name="P7">4 Channel Hub</text:p>
            <text:p text:style-name="P13">Wireless portable hub</text:p>
            <text:p text:style-name="P13"/>
            <text:p text:style-name="P14"/>
            <text:p text:style-name="P14">2950</text:p>
          </table:table-cell>
          <table:table-cell table:style-name="Table1.A2" office:value-type="string">
            <text:p text:style-name="P7">cardioBAN BLE</text:p>
            <text:p text:style-name="P13">ECG, <text:span text:style-name="T2">Motion</text:span></text:p>
            <text:p text:style-name="P13">wireless</text:p>
            <text:p text:style-name="P13"/>
            <text:p text:style-name="P13"/>
            <text:p text:style-name="P14">547</text:p>
          </table:table-cell>
          <table:table-cell table:style-name="Table1.A2" office:value-type="string">
            <text:p text:style-name="P7">respiBAN BLE</text:p>
            <text:p text:style-name="P13">Respiration, Motion</text:p>
            <text:p text:style-name="P13">wireless</text:p>
            <text:p text:style-name="P13"/>
            <text:p text:style-name="P14">828</text:p>
          </table:table-cell>
          <table:table-cell table:style-name="Table1.A2" office:value-type="string">
            <text:p text:style-name="P7">muscleBAN BLE</text:p>
            <text:p text:style-name="P13">EMG. Motion</text:p>
            <text:p text:style-name="P13">wireless</text:p>
            <text:p text:style-name="P13"/>
            <text:p text:style-name="P13"/>
            <text:p text:style-name="P14">359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3"/>
          </table:table-cell>
        </table:table-row>
        <table:table-row>
          <table:covered-table-cell table:style-name="Table1.A2"/>
          <table:table-cell table:style-name="Table1.A2" office:value-type="string">
            <text:p text:style-name="P13">ECG Sensor</text:p>
            <text:p text:style-name="P14">plugin</text:p>
            <text:p text:style-name="P14">200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4:02:09.307179374</meta:creation-date>
    <meta:generator>LibreOffice/7.3.7.2$Linux_X86_64 LibreOffice_project/30$Build-2</meta:generator>
    <dc:date>2024-10-28T15:35:40.786571442</dc:date>
    <meta:editing-duration>PT8M47S</meta:editing-duration>
    <meta:editing-cycles>1</meta:editing-cycles>
    <meta:document-statistic meta:table-count="1" meta:image-count="0" meta:object-count="0" meta:page-count="1" meta:paragraph-count="96" meta:word-count="144" meta:character-count="975" meta:non-whitespace-character-count="927"/>
  </office:meta>
</office:document-meta>
</file>